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ey.Money( double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.equals( Money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.Mon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.equals(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.assertSameCurrencyAs( Money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ney.compareTo( Money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ney.getCent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.getCurr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.getCurrency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ney.setCurrencyCode( String currency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ney.compareTo(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money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ney.Money( double amount , Currency 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ney.ge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.getC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.setCent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